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Detected</text:p>
          </table:table-cell>
          <table:table-cell office:value-type="string">
            <text:p>Camera</text:p>
          </table:table-cell>
          <table:table-cell office:value-type="string">
            <text:p>Time</text:p>
          </table:table-cell>
          <table:table-cell office:value-type="string">
            <text:p>Date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3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5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5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5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6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6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6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6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6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6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7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9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6:46:49</text:p>
          </table:table-cell>
          <table:table-cell office:value-type="string">
            <text:p>2023-05-18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5:38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5:45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00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00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01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02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03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03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10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Camera 1</text:p>
          </table:table-cell>
          <table:table-cell office:value-type="string">
            <text:p>17:36:11</text:p>
          </table:table-cell>
          <table:table-cell office:value-type="string">
            <text:p>2023-05-19</text:p>
          </table:table-cell>
        </table:table-row>
        <table:table-row>
          <table:table-cell office:value-type="string">
            <text:p>knife</text:p>
          </table:table-cell>
          <table:table-cell office:value-type="string">
            <text:p>Camera 1</text:p>
          </table:table-cell>
          <table:table-cell office:value-type="string">
            <text:p>18:29:46</text:p>
          </table:table-cell>
          <table:table-cell office:value-type="string">
            <text:p>2023-05-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